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99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2.29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665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4.15cm"/>
    </style:style>
    <style:style style:name="co8" style:family="table-column">
      <style:table-column-properties fo:break-before="auto" style:column-width="2.193cm"/>
    </style:style>
    <style:style style:name="co9" style:family="table-column">
      <style:table-column-properties fo:break-before="auto" style:column-width="2.074cm"/>
    </style:style>
    <style:style style:name="co10" style:family="table-column">
      <style:table-column-properties fo:break-before="auto" style:column-width="5.128cm"/>
    </style:style>
    <style:style style:name="co11" style:family="table-column">
      <style:table-column-properties fo:break-before="auto" style:column-width="5.182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069cm"/>
    </style:style>
    <style:style style:name="co14" style:family="table-column">
      <style:table-column-properties fo:break-before="auto" style:column-width="2.104cm"/>
    </style:style>
    <style:style style:name="co15" style:family="table-column">
      <style:table-column-properties fo:break-before="auto" style:column-width="2.762cm"/>
    </style:style>
    <style:style style:name="co16" style:family="table-column">
      <style:table-column-properties fo:break-before="auto" style:column-width="2.731cm"/>
    </style:style>
    <style:style style:name="co17" style:family="table-column">
      <style:table-column-properties fo:break-before="auto" style:column-width="4.828cm"/>
    </style:style>
    <style:style style:name="co18" style:family="table-column">
      <style:table-column-properties fo:break-before="auto" style:column-width="2.312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3.03cm"/>
    </style:style>
    <style:style style:name="co21" style:family="table-column">
      <style:table-column-properties fo:break-before="auto" style:column-width="1.914cm"/>
    </style:style>
    <style:style style:name="co22" style:family="table-column">
      <style:table-column-properties fo:break-before="auto" style:column-width="7.389cm"/>
    </style:style>
    <style:style style:name="co23" style:family="table-column">
      <style:table-column-properties fo:break-before="auto" style:column-width="4.911cm"/>
    </style:style>
    <style:style style:name="co24" style:family="table-column">
      <style:table-column-properties fo:break-before="auto" style:column-width="3.711cm"/>
    </style:style>
    <style:style style:name="co25" style:family="table-column">
      <style:table-column-properties fo:break-before="auto" style:column-width="6.735cm"/>
    </style:style>
    <style:style style:name="co26" style:family="table-column">
      <style:table-column-properties fo:break-before="auto" style:column-width="11.88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.353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Objecten.B2">
          <table:error-message table:message-type="stop" table:display="true"/>
        </table:content-validation>
        <table:content-validation table:name="val2" table:condition="of:cell-content-is-in-list(&quot;exposeren&quot;;&quot;depot&quot;;&quot;parts&quot;;&quot;afstoten&quot;;&quot;scrap&quot;)" table:allow-empty-cell="true" table:display-list="unsorted" table:base-cell-address="Objecten.D3">
          <table:error-message table:message-type="stop" table:display="true"/>
        </table:content-validation>
      </table:content-validations>
      <table:table table:name="Objecte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8" table:number-columns-repeated="996" table:default-cell-style-name="ce1"/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Interessant (0-5)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1" office:value-type="string" calcext:value-type="string">
            <text:p>exposere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6"/>
          <table:table-cell office:value-type="string" calcext:value-type="string">
            <text:p>Embedded</text:p>
          </table:table-cell>
          <table:table-cell table:number-columns-repeated="5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1" office:value-type="string" calcext:value-type="string">
            <text:p>parts</text:p>
          </table:table-cell>
          <table:table-cell table:number-columns-repeated="2"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1" office:value-type="string" calcext:value-type="string">
            <text:p>afstot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alcomp 103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9"/>
          <table:table-cell office:value-type="string" calcext:value-type="string">
            <text:p>Bestand:Hardware Acorn BBC B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Acorn Electr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Electr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P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6" calcext:value-type="float">
            <text:p>42001116</text:p>
          </table:table-cell>
          <table:table-cell office:value-type="string" calcext:value-type="string">
            <text:p>ACT Computers LTD</text:p>
          </table:table-cell>
          <table:table-cell table:number-columns-repeated="2" office:value-type="string" calcext:value-type="string">
            <text:p>Apricot FP</text:p>
          </table:table-cell>
          <table:table-cell office:value-type="string" calcext:value-type="string">
            <text:p>056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//e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1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 plu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pple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96" calcext:value-type="float">
            <text:p>42001196</text:p>
          </table:table-cell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30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Commodore C128D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-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ITT 20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Synertek SYM-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8" calcext:value-type="float">
            <text:p>4200111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Multitech MPF-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CL OPD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itor ///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3" calcext:value-type="float">
            <text:p>4200110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3M0024</text:p>
          </table:table-cell>
          <table:table-cell office:value-type="string" calcext:value-type="string">
            <text:p>Monitor ///</text:p>
          </table:table-cell>
          <table:table-cell office:value-type="string" calcext:value-type="string">
            <text:p>Y2J 0191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Lisa 2/1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Bestand:Hardware Apple Powerbook 16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4" calcext:value-type="float">
            <text:p>4200110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Atari 260S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miga 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9" calcext:value-type="float">
            <text:p>42001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CK131H2PLR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9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Amiga 200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5" calcext:value-type="float">
            <text:p>4200110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server 700-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38" calcext:value-type="float">
            <text:p>4200113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3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Station TurboColor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G3</text:p>
          </table:table-cell>
          <table:table-cell table:content-validation-name="val1"/>
          <table:table-cell/>
          <table:table-cell office:value-type="float" office:value="42001133" calcext:value-type="float">
            <text:p>4200113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Powerbook G3</text:p>
          </table:table-cell>
          <table:table-cell office:value-type="string" calcext:value-type="string">
            <text:p>Apple Powerbook G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le Powerbook G4</text:p>
          </table:table-cell>
          <table:table-cell table:content-validation-name="val1"/>
          <table:table-cell/>
          <table:table-cell office:value-type="float" office:value="42001132" calcext:value-type="float">
            <text:p>4200113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Powerbook G4</text:p>
          </table:table-cell>
          <table:table-cell office:value-type="string" calcext:value-type="string">
            <text:p>Apple Powerbook G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NeXTcub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udio Display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0" calcext:value-type="float">
            <text:p>42001110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Studio Display</text:p>
          </table:table-cell>
          <table:table-cell office:value-type="string" calcext:value-type="string">
            <text:p>N5121057KPW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XT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1 monito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2" office:value-type="string" calcext:value-type="string">
            <text:p>F1 monito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CS W8 80/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68</text:p>
          </table:table-cell>
          <table:table-cell table:number-columns-repeated="11"/>
          <table:table-cell office:value-type="string" calcext:value-type="string">
            <text:p>Bestand:Hardware Philips P9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Sinclair Q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</text:p>
          </table:table-cell>
          <table:table-cell table:content-validation-name="val1"/>
          <table:table-cell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 office:value-type="string" calcext:value-type="string">
            <text:p>Atari 520ST</text:p>
          </table:table-cell>
          <table:table-cell office:value-type="string" calcext:value-type="string">
            <text:p>A1 6AB 4005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Asi2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+</text:p>
          </table:table-cell>
          <table:table-cell table:content-validation-name="val1"/>
          <table:table-cell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 office:value-type="string" calcext:value-type="string">
            <text:p>Atari 520ST+</text:p>
          </table:table-cell>
          <table:table-cell office:value-type="string" calcext:value-type="string">
            <text:p>A1 4000149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Portable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+</text:p>
          </table:table-cell>
          <table:table-cell table:content-validation-name="val1"/>
          <table:table-cell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 office:value-type="string" calcext:value-type="string">
            <text:p>Atari 520ST+</text:p>
          </table:table-cell>
          <table:table-cell office:value-type="string" calcext:value-type="string">
            <text:p>A1 4001268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1" office:value-type="string" calcext:value-type="string">
            <text:p>exposere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paq SLT286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8886 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3319 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1624 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3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17078 95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3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1 NT</text:p>
          </table:table-cell>
          <table:table-cell table:content-validation-name="val1"/>
          <table:table-cell/>
          <table:table-cell office:value-type="float" office:value="42001126" calcext:value-type="float">
            <text:p>42001126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Mega 1 NT</text:p>
          </table:table-cell>
          <table:table-cell office:value-type="string" calcext:value-type="string">
            <text:p>A1O640033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Olivetti PCS 2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</text:p>
          </table:table-cell>
          <table:table-cell table:content-validation-name="val1"/>
          <table:table-cell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rget Gempow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 UK</text:p>
          </table:table-cell>
          <table:table-cell table:content-validation-name="val1"/>
          <table:table-cell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, geen beeld</text:p>
          </table:table-cell>
          <table:table-cell table:number-columns-repeated="13"/>
          <table:table-cell office:value-type="string" calcext:value-type="string">
            <text:p>Bestand:Hardware Tandy TRS-80 Model 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 UK</text:p>
          </table:table-cell>
          <table:table-cell table:content-validation-name="val1"/>
          <table:table-cell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mstrad PPC6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file 60 NT</text:p>
          </table:table-cell>
          <table:table-cell table:content-validation-name="val1"/>
          <table:table-cell/>
          <table:table-cell office:value-type="float" office:value="42001127" calcext:value-type="float">
            <text:p>4200112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file 60 NT</text:p>
          </table:table-cell>
          <table:table-cell/>
          <table:table-cell office:value-type="string" calcext:value-type="string">
            <text:p>A1O540012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mstrad PPC6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wer brick</text:p>
          </table:table-cell>
          <table:table-cell table:content-validation-name="val1"/>
          <table:table-cell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Apricot F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wer brick</text:p>
          </table:table-cell>
          <table:table-cell table:content-validation-name="val1"/>
          <table:table-cell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Compaq Portable 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beel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azig, rare geluiden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scherp, wobbelt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5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128" calcext:value-type="float">
            <text:p>4200112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344309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C X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Kangaro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1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vocent D51S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M2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PC-7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ondwell Model 1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1" calcext:value-type="float">
            <text:p>42001121</text:p>
          </table:table-cell>
          <table:table-cell office:value-type="string" calcext:value-type="string">
            <text:p>Bondwell</text:p>
          </table:table-cell>
          <table:table-cell office:value-type="string" calcext:value-type="string">
            <text:p>Model 14</text:p>
          </table:table-cell>
          <table:table-cell/>
          <table:table-cell office:value-type="string" calcext:value-type="string">
            <text:p>BCBW1400465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Toshiba T1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urroughs C 3262</text:p>
          </table:table-cell>
          <table:table-cell table:content-validation-name="val1"/>
          <table:table-cell office:value-type="float" office:value="0" calcext:value-type="float">
            <text:p>0</text:p>
          </table:table-cell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Laser XT/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1"/>
          <table:table-cell table:number-columns-repeated="2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Xs4all</text:p>
          </table:table-cell>
          <table:table-cell table:number-columns-repeated="2"/>
          <table:table-cell office:value-type="string" calcext:value-type="string">
            <text:p>Bestand:Hardware Atari Portfoli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1"/>
          <table:table-cell table:number-columns-repeated="2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corn Archimedes 4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1"/>
          <table:table-cell table:number-columns-repeated="2"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NSLU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Psion Series 7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entronics 730-2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1" calcext:value-type="float">
            <text:p>42001101</text:p>
          </table:table-cell>
          <table:table-cell office:value-type="string" calcext:value-type="string">
            <text:p>Centronics</text:p>
          </table:table-cell>
          <table:table-cell office:value-type="string" calcext:value-type="string">
            <text:p>730-2</text:p>
          </table:table-cell>
          <table:table-cell/>
          <table:table-cell office:value-type="string" calcext:value-type="string">
            <text:p>2387 63730102-50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Psion Series 7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Alphaserver DS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Alphaserver DS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C 3000 model 300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hinon CDS-43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D-ROM/AUDIO Driv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station 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10"/>
          <table:table-cell office:value-type="string" calcext:value-type="string">
            <text:p>Bestand:Hardware Digital DEC3000 4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1" office:value-type="string" calcext:value-type="string">
            <text:p>afstoten</text:p>
          </table:table-cell>
          <table:table-cell table:number-columns-repeated="2"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Digital Multia Alph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HP 85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Programma 1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1"/>
          <table:table-cell/>
          <table:table-cell office:value-type="float" office:value="42001085" calcext:value-type="float">
            <text:p>42001085</text:p>
          </table:table-cell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Anita mk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1"/>
          <table:table-cell/>
          <table:table-cell office:value-type="float" office:value="42001107" calcext:value-type="float">
            <text:p>42001107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Tektronix 400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Friden Computyper typ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1"/>
          <table:table-cell/>
          <table:table-cell office:value-type="float" office:value="42001108" calcext:value-type="float">
            <text:p>42001108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8250M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Friden Computyper SW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D51S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02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IBM Selectri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14 KT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94" calcext:value-type="float">
            <text:p>4200119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5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31" calcext:value-type="float">
            <text:p>42001131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 office:value-type="string" calcext:value-type="string">
            <text:p>1852ME4F0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type ASR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Digital DECmate I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iemens T100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1"/>
          <table:table-cell table:number-columns-repeated="2"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13"/>
          <table:table-cell office:value-type="string" calcext:value-type="string">
            <text:p>Bestand:Hardware Digital Personal DECstation 5000/3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GI Challenge 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Challenge S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70-19044-0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92" calcext:value-type="float">
            <text:p>4200109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70-19044-01</text:p>
          </table:table-cell>
          <table:table-cell/>
          <table:table-cell office:value-type="string" calcext:value-type="string">
            <text:p>3618566-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3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2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Indigo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Indy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9"/>
          <table:table-cell office:value-type="string" calcext:value-type="string">
            <text:p>Bestand:Hardware SGI Indy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3"/>
          <table:table-cell office:value-type="string" calcext:value-type="string">
            <text:p>Bestand:Hardware SGI Iris Indigo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4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Iris Indigo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GI O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10b5 Ethernet repea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SGI Origin 2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RS-80 MC-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Sharp MZ-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Lexitron videotype 9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HP Apollo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 M712/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Digital PDP-8f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Ma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Macintosh Performa 53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11"/>
          <table:table-cell office:value-type="string" calcext:value-type="string">
            <text:p>Bestand:Hardware Apple iMac Graph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PowerPC 7248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IBM RS6000 E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C500B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B3</text:p>
          </table:table-cell>
          <table:table-cell/>
          <table:table-cell office:value-type="string" calcext:value-type="string">
            <text:p>AY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RS6000 F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CXBV-S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89" calcext:value-type="float">
            <text:p>420010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XBV-SA</text:p>
          </table:table-cell>
          <table:table-cell/>
          <table:table-cell office:value-type="string" calcext:value-type="string">
            <text:p>7M551D2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RS6000-1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IBM Xseries 23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otorola Powersta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Apple Newton Messagepad 1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10"/>
          <table:table-cell office:value-type="string" calcext:value-type="string">
            <text:p>Bestand:Hardware RDI BriteL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un SparcStation IP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Sun Ultra 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Fujitsu fi62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icroVAX 4000-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XO2</text:p>
          </table:table-cell>
          <table:table-cell table:content-validation-name="val1"/>
          <table:table-cell/>
          <table:table-cell office:value-type="float" office:value="42001199" calcext:value-type="float">
            <text:p>420011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RXO2</text:p>
          </table:table-cell>
          <table:table-cell office:value-type="string" calcext:value-type="string">
            <text:p>Digital RXO2</text:p>
          </table:table-cell>
          <table:table-cell office:value-type="string" calcext:value-type="string">
            <text:p>WF67336</text:p>
          </table:table-cell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gital SEACT-A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table:number-columns-repeated="7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InfoServer 1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igital MicroVAX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kremva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Digital MicroVAX 31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11"/>
          <table:table-cell office:value-type="string" calcext:value-type="string">
            <text:p>Bestand:Hardware Digital MicroVAX 4000-3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office:value-type="string" calcext:value-type="string">
            <text:p>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MicroVAX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 11/7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VAXstation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L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6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epotP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P7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3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PC45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oshiba Satellite 100C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Wang PC-s1-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Amstrad/Schneider CPC-46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Epson PX-8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Epson PX-8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systeem 6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Holborn 91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Kaypro 4/8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11" calcext:value-type="float">
            <text:p>420011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Osborne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Philips VG-80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464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ynatech DPD-8-8 Dynapad Dynapac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X.25 PAD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chneider CPC-6128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GT-150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3" calcext:value-type="float">
            <text:p>4200109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GT-15000</text:p>
          </table:table-cell>
          <table:table-cell office:value-type="string" calcext:value-type="string">
            <text:p>Epson GT-15000</text:p>
          </table:table-cell>
          <table:table-cell office:value-type="string" calcext:value-type="string">
            <text:p>E4R00127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inclair Spectrum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table:number-columns-repeated="2" office:value-type="string" calcext:value-type="string">
            <text:p>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Sinclair ZX8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Toshiba HX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Yodobashi Formula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3Com Etherlink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?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0" calcext:value-type="float">
            <text:p>42001090</text:p>
          </table:table-cell>
          <table:table-cell office:value-type="string" calcext:value-type="string">
            <text:p>Fride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dler Tipp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S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prin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1" calcext:value-type="float">
            <text:p>42001091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8" calcext:value-type="float">
            <text:p>42001078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Auxiliary read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4" calcext:value-type="float">
            <text:p>42001124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string" calcext:value-type="string">
            <text:p>40-12-92298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/>
          <table:table-cell office:value-type="float" office:value="42001171" calcext:value-type="float">
            <text:p>42001171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2201 Flexowriter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Apple 400k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fi6231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1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Bestand:Hardware Digital DEREP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Fujitsu fi6232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2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Bestand:Hardware SGI Indy (2)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Fujitsu fi6233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3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39" calcext:value-type="float">
            <text:p>42001139</text:p>
          </table:table-cell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P Industrial Electronics Ltd. XR16 Production Programm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EPROM Programm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5" calcext:value-type="float">
            <text:p>42001125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6" calcext:value-type="float">
            <text:p>42001106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Compaq nx9010</text:p>
          </table:table-cell>
          <table:table-cell table:content-validation-name="val1"/>
          <table:table-cell/>
          <table:table-cell office:value-type="float" office:value="42001192" calcext:value-type="float">
            <text:p>42001192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Compaq nx9010</text:p>
          </table:table-cell>
          <table:table-cell office:value-type="string" calcext:value-type="string">
            <text:p>HP Compaq nx9010</text:p>
          </table:table-cell>
          <table:table-cell table:style-name="ce2" office:value-type="string" calcext:value-type="string">
            <text:p>CNF4320XPC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9"/>
          <table:table-cell office:value-type="string" calcext:value-type="string">
            <text:p>Bestand:Hardware Digital BA23-A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2133</text:p>
          </table:table-cell>
          <table:table-cell table:content-validation-name="val1"/>
          <table:table-cell/>
          <table:table-cell office:value-type="float" office:value="42001290" calcext:value-type="float">
            <text:p>42001290</text:p>
          </table:table-cell>
          <table:table-cell office:value-type="string" calcext:value-type="string">
            <text:p>HP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HP 2133</text:p>
          </table:table-cell>
          <table:table-cell office:value-type="string" calcext:value-type="string">
            <text:p>CNU9030FD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Netbo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8" calcext:value-type="float">
            <text:p>4200106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2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Atari SH2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9" calcext:value-type="float">
            <text:p>4200106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 (F17)</text:p>
          </table:table-cell>
          <table:table-cell office:value-type="string" calcext:value-type="string">
            <text:p>HP 2622A (F17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70" calcext:value-type="float">
            <text:p>4200107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tari SM1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P 45849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700/9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00" calcext:value-type="float">
            <text:p>420011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00/96</text:p>
          </table:table-cell>
          <table:table-cell/>
          <table:table-cell office:value-type="string" calcext:value-type="string">
            <text:p>UST8300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7550 PLUS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/>
          <table:table-cell office:value-type="string" calcext:value-type="string">
            <text:p>3144L070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Barco GD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83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2" calcext:value-type="float">
            <text:p>420011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3A</text:p>
          </table:table-cell>
          <table:table-cell office:value-type="string" calcext:value-type="string">
            <text:p>HP 83</text:p>
          </table:table-cell>
          <table:table-cell office:value-type="string" calcext:value-type="string">
            <text:p>2107A241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3" calcext:value-type="float">
            <text:p>420011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522A481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Keyboard missing</text:p>
          </table:table-cell>
          <table:table-cell table:number-columns-repeated="13"/>
          <table:table-cell office:value-type="string" calcext:value-type="string">
            <text:p>Bestand:Hardware Calcomp 2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4" calcext:value-type="float">
            <text:p>420011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417A308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asio FX-702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1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 (dual)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CRDS HD11-T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97" calcext:value-type="float">
            <text:p>42001197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53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modore CBM 829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20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7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876A</text:p>
          </table:table-cell>
          <table:table-cell table:content-validation-name="val1"/>
          <table:table-cell/>
          <table:table-cell office:value-type="float" office:value="42001155" calcext:value-type="float">
            <text:p>42001155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876A</text:p>
          </table:table-cell>
          <table:table-cell office:value-type="string" calcext:value-type="string">
            <text:p>HP 897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Commodore CBM 82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mterm Polyte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C5686B/Q1553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83" calcext:value-type="float">
            <text:p>42001083</text:p>
          </table:table-cell>
          <table:table-cell office:value-type="string" calcext:value-type="string">
            <text:p>HP</text:p>
          </table:table-cell>
          <table:table-cell table:style-name="Default" office:value-type="string" calcext:value-type="string">
            <text:p>C5686B/Q1553A</text:p>
          </table:table-cell>
          <table:table-cell office:value-type="string" calcext:value-type="string">
            <text:p>StorageWorks DAT 40</text:p>
          </table:table-cell>
          <table:table-cell office:value-type="string" calcext:value-type="string">
            <text:p>HU319463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OCE CPT 86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atalux Microtyp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Chub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DERE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xw66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Unibus Qbus VME etc. cards (sortable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3"/>
          <table:table-cell office:value-type="string" calcext:value-type="string">
            <text:p>Bestand:Hardware Digital Correspondent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15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4" calcext:value-type="float">
            <text:p>42001074</text:p>
          </table:table-cell>
          <table:table-cell office:value-type="string" calcext:value-type="string">
            <text:p>IBM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string" calcext:value-type="string">
            <text:p>53-00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Correspondent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3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3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7" calcext:value-type="float">
            <text:p>42001087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437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DECwriter III (LA120)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58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5" calcext:value-type="float">
            <text:p>42001095</text:p>
          </table:table-cell>
          <table:table-cell office:value-type="string" calcext:value-type="string">
            <text:p>IBM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IBM 6580</text:p>
          </table:table-cell>
          <table:table-cell office:value-type="float" office:value="4407254" calcext:value-type="float">
            <text:p>44072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4"/>
          <table:table-cell office:value-type="string" calcext:value-type="string">
            <text:p>Bestand:Hardware Digital LA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UXserver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Rainbo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13"/>
          <table:table-cell office:value-type="string" calcext:value-type="string">
            <text:p>Bestand:Hardware Digital DECmate I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Digital RL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BM 8530-021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8573-06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9" calcext:value-type="float">
            <text:p>4200109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73-061</text:p>
          </table:table-cell>
          <table:table-cell office:value-type="string" calcext:value-type="string">
            <text:p>IBM 8573</text:p>
          </table:table-cell>
          <table:table-cell office:value-type="string" calcext:value-type="string">
            <text:p>23F3054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TU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9331 011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DM12N502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119" calcext:value-type="float">
            <text:p>4200111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M12N502</text:p>
          </table:table-cell>
          <table:table-cell/>
          <table:table-cell table:style-name="ce5" office:value-type="string" calcext:value-type="string">
            <text:p>APRIL 1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7" calcext:value-type="float">
            <text:p>4200107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7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6" calcext:value-type="float">
            <text:p>42001086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6580 keyboard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InfoWindow II</text:p>
          </table:table-cell>
          <table:table-cell table:content-validation-name="val1"/>
          <table:table-cell/>
          <table:table-cell office:value-type="float" office:value="42001157" calcext:value-type="float">
            <text:p>4200115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oWindow II</text:p>
          </table:table-cell>
          <table:table-cell office:value-type="string" calcext:value-type="string">
            <text:p>IBM InfoWindow II</text:p>
          </table:table-cell>
          <table:table-cell office:value-type="string" calcext:value-type="string">
            <text:p>55BA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008673/01 105/0027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VT3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9"/>
          <table:table-cell office:value-type="string" calcext:value-type="string">
            <text:p>Bestand:Hardware Digital VT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ternational Computers Limited (ICL) N/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1" calcext:value-type="float">
            <text:p>42001071</text:p>
          </table:table-cell>
          <table:table-cell office:value-type="string" calcext:value-type="string">
            <text:p>International Computers Limited (ICL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 604/09/9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Memory Unit (harddisk)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opend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1"/>
          <table:table-cell table:number-columns-repeated="2"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/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10"/>
          <table:table-cell office:value-type="string" calcext:value-type="string">
            <text:p>Bestand:Hardware Digital VXT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9"/>
          <table:table-cell office:value-type="string" calcext:value-type="string">
            <text:p>Bestand:Hardware Digital VXT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Exidy Sorcerer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7" calcext:value-type="float">
            <text:p>42001067</text:p>
          </table:table-cell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G E2441TX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Fujitsu Swallow (5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1"/>
          <table:table-cell table:number-columns-repeated="2"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11"/>
          <table:table-cell office:value-type="string" calcext:value-type="string">
            <text:p>Bestand:Hardware GNT 46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2e / PM2E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vingston Enterprises Inc. PortMaster 2e / PM2Ei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ISDN Office Router (OR-ST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Sychronous Office Router (OR-HS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Sychronous Office Router (OR-LS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4 Data 9914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CSI</text:p>
          </table:table-cell>
          <table:table-cell table:number-columns-repeated="10"/>
          <table:table-cell office:value-type="string" calcext:value-type="string">
            <text:p>Bestand:Hardware HP 15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cintosh M0001A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02" calcext:value-type="float">
            <text:p>42001102</text:p>
          </table:table-cell>
          <table:table-cell office:value-type="string" calcext:value-type="string">
            <text:p>Macintosh</text:p>
          </table:table-cell>
          <table:table-cell table:style-name="Default" office:value-type="string" calcext:value-type="string">
            <text:p>M0001AP</text:p>
          </table:table-cell>
          <table:table-cell office:value-type="string" calcext:value-type="string">
            <text:p>Plus 1MB</text:p>
          </table:table-cell>
          <table:table-cell office:value-type="string" calcext:value-type="string">
            <text:p>CK9130EL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dge SmartRAM Plus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Hub/switch RJ45 Token Ring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cropolis Microdisk L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82913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 office:value-type="string" calcext:value-type="string">
            <text:p>E8353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HP 85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roe 8N-213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098" calcext:value-type="float">
            <text:p>42001098</text:p>
          </table:table-cell>
          <table:table-cell office:value-type="string" calcext:value-type="string">
            <text:p>Monroe</text:p>
          </table:table-cell>
          <table:table-cell table:style-name="Default" office:value-type="string" calcext:value-type="string">
            <text:p>8N-213</text:p>
          </table:table-cell>
          <table:table-cell office:value-type="string" calcext:value-type="string">
            <text:p>MonroMatic</text:p>
          </table:table-cell>
          <table:table-cell office:value-type="string" calcext:value-type="string">
            <text:p>J6068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1001084" calcext:value-type="float">
            <text:p>41001084</text:p>
          </table:table-cell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HP 9122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914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100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5L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9000-2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Surestore DLT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12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0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SureStore Optical 401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4000A / 140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9" calcext:value-type="float">
            <text:p>4200107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0A / 1403</text:p>
          </table:table-cell>
          <table:table-cell/>
          <table:table-cell office:value-type="string" calcext:value-type="string">
            <text:p>AAA7005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Groene sticker ‘26-10-2015MacSimski’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XT N4005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9"/>
          <table:table-cell office:value-type="string" calcext:value-type="string">
            <text:p>Bestand:Hardware Husky Titan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96" calcext:value-type="float">
            <text:p>42001096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319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51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Personal Computer Color Display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IBM system/3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PT-XT-20</text:p>
          </table:table-cell>
          <table:table-cell table:content-validation-name="val1"/>
          <table:table-cell/>
          <table:table-cell office:value-type="float" office:value="42001135" calcext:value-type="float">
            <text:p>42001135</text:p>
          </table:table-cell>
          <table:table-cell office:value-type="string" calcext:value-type="string">
            <text:p>Olivetti</text:p>
          </table:table-cell>
          <table:table-cell office:value-type="string" calcext:value-type="string">
            <text:p>PT-XT-20</text:p>
          </table:table-cell>
          <table:table-cell/>
          <table:table-cell office:value-type="float" office:value="74074" calcext:value-type="float">
            <text:p>740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9"/>
          <table:table-cell office:value-type="string" calcext:value-type="string">
            <text:p>Bestand:Hardware Lear Siegler ADM 3A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Kennedy 9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Lear Siegler ADM 3A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1"/>
          <table:table-cell table:number-columns-repeated="2"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Lear Siegler ADM 3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172" calcext:value-type="float">
            <text:p>42001172</text:p>
          </table:table-cell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Relocker</text:p>
          </table:table-cell>
          <table:table-cell table:number-columns-repeated="14"/>
          <table:table-cell office:value-type="string" calcext:value-type="string">
            <text:p>Bestand:Hardware Lear Siegler ADM 1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80:E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6A:8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hilips TV TUNER 7300</text:p>
          </table:table-cell>
          <table:table-cell table:content-validation-name="val1"/>
          <table:table-cell/>
          <table:table-cell office:value-type="float" office:value="42001145" calcext:value-type="float">
            <text:p>42001145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AV7300/00G</text:p>
          </table:table-cell>
          <table:table-cell office:value-type="string" calcext:value-type="string">
            <text:p>Philips TV TUNER 7300</text:p>
          </table:table-cell>
          <table:table-cell office:value-type="string" calcext:value-type="string">
            <text:p>TY-028150222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v Tun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HC Range Starter Kit</text:p>
          </table:table-cell>
          <table:table-cell table:content-validation-name="val1"/>
          <table:table-cell/>
          <table:table-cell office:value-type="float" office:value="42001154" calcext:value-type="float">
            <text:p>42001154</text:p>
          </table:table-cell>
          <table:table-cell office:value-type="string" calcext:value-type="string">
            <text:p>Psion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land DXY-88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7" calcext:value-type="float">
            <text:p>42001117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XY-880A</text:p>
          </table:table-cell>
          <table:table-cell/>
          <table:table-cell office:value-type="float" office:value="843479" calcext:value-type="float">
            <text:p>84347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NEC Multisync 5FG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il Computer 2003 07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 “Pentium 4”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NeXT Laserprin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CE CPT 85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marck TOP 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3"/>
          <table:table-cell office:value-type="string" calcext:value-type="string">
            <text:p>Bestand:Hardware Olivetti A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livetti M1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Quadern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Osborne Model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50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MN B006</text:p>
          </table:table-cell>
          <table:table-cell table:content-validation-name="val1"/>
          <table:table-cell/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hilips CDD522/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Philips P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MNB003B</text:p>
          </table:table-cell>
          <table:table-cell table:content-validation-name="val1"/>
          <table:table-cell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chneider DMP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chneider GT65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1600S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Sharp CE-1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5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1"/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iemens T37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1"/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Slipstream Professional X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ony SDX-D700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 386i/2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11"/>
          <table:table-cell office:value-type="string" calcext:value-type="string">
            <text:p>Bestand:Hardware Sun Java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9"/>
          <table:table-cell office:value-type="string" calcext:value-type="string">
            <text:p>Bestand:Hardware Sun Java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Sunblade 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OA-75</text:p>
          </table:table-cell>
          <table:table-cell table:content-validation-name="val1"/>
          <table:table-cell/>
          <table:table-cell office:value-type="float" office:value="42001130" calcext:value-type="float">
            <text:p>42001130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OA-75</text:p>
          </table:table-cell>
          <table:table-cell office:value-type="string" calcext:value-type="string">
            <text:p>Sharp OA-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11"/>
          <table:table-cell office:value-type="string" calcext:value-type="string">
            <text:p>Bestand:Hardware Tandberg TDC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1"/>
          <table:table-cell table:number-columns-repeated="2"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berg TDC38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1"/>
          <table:table-cell table:number-columns-repeated="2"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berg TDC38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Newton</text:p>
          </table:table-cell>
          <table:table-cell table:content-validation-name="val1"/>
          <table:table-cell/>
          <table:table-cell office:value-type="float" office:value="42001200" calcext:value-type="float">
            <text:p>42001200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Siemens Newt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ho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Tandy TRS-80 Model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Tandy TRS-80 Model 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Tandy TRS-80 Model 10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1"/>
          <table:table-cell table:number-columns-repeated="2"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s weg?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andy TRS-80 Model 1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0" calcext:value-type="float">
            <text:p>42001080</text:p>
          </table:table-cell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027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ktronix 4951 Joysti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Teletype ASR4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exas Instruments SilentWriter 76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xas Instruments SR-51-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9"/>
          <table:table-cell office:value-type="string" calcext:value-type="string">
            <text:p>Bestand:Hardware Wang 2200-S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 office:value-type="float" office:value="8090796" calcext:value-type="float">
            <text:p>80907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1"/>
          <table:table-cell table:number-columns-repeated="2"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Is weg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rak 8510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rak 8512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73" calcext:value-type="float">
            <text:p>42001073</text:p>
          </table:table-cell>
          <table:table-cell office:value-type="string" calcext:value-type="string">
            <text:p>Terak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string" calcext:value-type="string">
            <text:p>O1004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rak 3532-1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5" calcext:value-type="float">
            <text:p>42001115</text:p>
          </table:table-cell>
          <table:table-cell office:value-type="string" calcext:value-type="string">
            <text:p>Terak</text:p>
          </table:table-cell>
          <table:table-cell office:value-type="string" calcext:value-type="string">
            <text:p>3532-1</text:p>
          </table:table-cell>
          <table:table-cell/>
          <table:table-cell office:value-type="string" calcext:value-type="string">
            <text:p>O10056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51" calcext:value-type="float">
            <text:p>4200115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53" calcext:value-type="float">
            <text:p>42001153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ectrex 3000-GI EURO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8" calcext:value-type="float">
            <text:p>42001088</text:p>
          </table:table-cell>
          <table:table-cell office:value-type="string" calcext:value-type="string">
            <text:p>Vectrex</text:p>
          </table:table-cell>
          <table:table-cell office:value-type="string" calcext:value-type="string">
            <text:p>3000-GI EURO</text:p>
          </table:table-cell>
          <table:table-cell office:value-type="string" calcext:value-type="string">
            <text:p>Vectrex</text:p>
          </table:table-cell>
          <table:table-cell office:value-type="float" office:value="3054382" calcext:value-type="float">
            <text:p>30543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ame console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3" calcext:value-type="float">
            <text:p>4200112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 office:value-type="string" calcext:value-type="string">
            <text:p>C22021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/></text:p>
          </table:table-cell>
          <table:table-cell table:content-validation-name="val1"/>
          <table:table-cell/>
          <table:table-cell office:value-type="float" office:value="42001072" calcext:value-type="float">
            <text:p>42001072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cybox</text:p>
          </table:table-cell>
          <table:table-cell table:content-validation-name="val1"/>
          <table:table-cell/>
          <table:table-cell office:value-type="float" office:value="42001097" calcext:value-type="float">
            <text:p>42001097</text:p>
          </table:table-cell>
          <table:table-cell table:number-columns-repeated="2"/>
          <table:table-cell office:value-type="string" calcext:value-type="string">
            <text:p>Icybox</text:p>
          </table:table-cell>
          <table:table-cell/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C MultiSpin 3Xp plus</text:p>
          </table:table-cell>
          <table:table-cell table:content-validation-name="val1"/>
          <table:table-cell/>
          <table:table-cell office:value-type="float" office:value="42001136" calcext:value-type="float">
            <text:p>42001136</text:p>
          </table:table-cell>
          <table:table-cell office:value-type="string" calcext:value-type="string">
            <text:p>NEC</text:p>
          </table:table-cell>
          <table:table-cell/>
          <table:table-cell office:value-type="string" calcext:value-type="string">
            <text:p>MultiSpin 3Xp plus</text:p>
          </table:table-cell>
          <table:table-cell/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IN M 5</text:p>
          </table:table-cell>
          <table:table-cell table:content-validation-name="val1"/>
          <table:table-cell/>
          <table:table-cell office:value-type="float" office:value="42001134" calcext:value-type="float">
            <text:p>42001134</text:p>
          </table:table-cell>
          <table:table-cell office:value-type="string" calcext:value-type="string">
            <text:p>REIN</text:p>
          </table:table-cell>
          <table:table-cell office:value-type="string" calcext:value-type="string">
            <text:p>M 5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ust Media Center</text:p>
          </table:table-cell>
          <table:table-cell table:content-validation-name="val1"/>
          <table:table-cell/>
          <table:table-cell office:value-type="float" office:value="42001129" calcext:value-type="float">
            <text:p>42001129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Media Center</text:p>
          </table:table-cell>
          <table:table-cell office:value-type="string" calcext:value-type="string">
            <text:p>Trust Media Cen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75" calcext:value-type="float">
            <text:p>42001175</text:p>
          </table:table-cell>
          <table:table-cell table:number-columns-repeated="5"/>
          <table:table-cell office:value-type="string" calcext:value-type="string">
            <text:p>Keyboard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80" calcext:value-type="float">
            <text:p>42001180</text:p>
          </table:table-cell>
          <table:table-cell table:number-columns-repeated="5"/>
          <table:table-cell office:value-type="string" calcext:value-type="string">
            <text:p>Video playe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43" calcext:value-type="float">
            <text:p>42001143</text:p>
          </table:table-cell>
          <table:table-cell table:number-columns-repeated="5"/>
          <table:table-cell office:value-type="string" calcext:value-type="string">
            <text:p>Video playe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46" calcext:value-type="float">
            <text:p>42001146</text:p>
          </table:table-cell>
          <table:table-cell table:number-columns-repeated="5"/>
          <table:table-cell office:value-type="string" calcext:value-type="string">
            <text:p>Video play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non Canola 1200</text:p>
          </table:table-cell>
          <table:table-cell table:content-validation-name="val1"/>
          <table:table-cell/>
          <table:table-cell office:value-type="float" office:value="42001144" calcext:value-type="float">
            <text:p>42001144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Canola 120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bit Z-STAR 433VLP</text:p>
          </table:table-cell>
          <table:table-cell table:content-validation-name="val1"/>
          <table:table-cell/>
          <table:table-cell office:value-type="float" office:value="42001181" calcext:value-type="float">
            <text:p>42001181</text:p>
          </table:table-cell>
          <table:table-cell office:value-type="string" calcext:value-type="string">
            <text:p>Zenith Data Systems</text:p>
          </table:table-cell>
          <table:table-cell office:value-type="string" calcext:value-type="string">
            <text:p>Z-STAR 433VLP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aytek VigorSwitch P2260</text:p>
          </table:table-cell>
          <table:table-cell table:content-validation-name="val1"/>
          <table:table-cell/>
          <table:table-cell office:value-type="float" office:value="42001195" calcext:value-type="float">
            <text:p>42001195</text:p>
          </table:table-cell>
          <table:table-cell office:value-type="string" calcext:value-type="string">
            <text:p>Draytek</text:p>
          </table:table-cell>
          <table:table-cell office:value-type="string" calcext:value-type="string">
            <text:p>VigorSwitch P226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Swi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sborne Keyboard</text:p>
          </table:table-cell>
          <table:table-cell table:content-validation-name="val1"/>
          <table:table-cell/>
          <table:table-cell office:value-type="float" office:value="42001174" calcext:value-type="float">
            <text:p>42001174</text:p>
          </table:table-cell>
          <table:table-cell office:value-type="string" calcext:value-type="string">
            <text:p>Osborne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61" calcext:value-type="float">
            <text:p>42001161</text:p>
          </table:table-cell>
          <table:table-cell office:value-type="string" calcext:value-type="string">
            <text:p>Commodore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58" calcext:value-type="float">
            <text:p>42001158</text:p>
          </table:table-cell>
          <table:table-cell office:value-type="string" calcext:value-type="string">
            <text:p>Sharp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sio fx-82MS</text:p>
          </table:table-cell>
          <table:table-cell table:content-validation-name="val1"/>
          <table:table-cell/>
          <table:table-cell office:value-type="float" office:value="42001159" calcext:value-type="float">
            <text:p>42001159</text:p>
          </table:table-cell>
          <table:table-cell office:value-type="string" calcext:value-type="string">
            <text:p>Casio</text:p>
          </table:table-cell>
          <table:table-cell office:value-type="string" calcext:value-type="string">
            <text:p>fx-82MS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49" calcext:value-type="float">
            <text:p>42001149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T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stra Traptest VKP 20</text:p>
          </table:table-cell>
          <table:table-cell table:content-validation-name="val1"/>
          <table:table-cell/>
          <table:table-cell office:value-type="float" office:value="42001156" calcext:value-type="float">
            <text:p>42001156</text:p>
          </table:table-cell>
          <table:table-cell office:value-type="string" calcext:value-type="string">
            <text:p>Gestra</text:p>
          </table:table-cell>
          <table:table-cell office:value-type="string" calcext:value-type="string">
            <text:p>Traptest VKP 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50" calcext:value-type="float">
            <text:p>42001150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Datalogger</text:p>
          </table:table-cell>
          <table:table-cell office:value-type="string" calcext:value-type="string">
            <text:p>Mechanic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sborne Carcas (1)</text:p>
          </table:table-cell>
          <table:table-cell table:content-validation-name="val1"/>
          <table:table-cell/>
          <table:table-cell office:value-type="float" office:value="42001152" calcext:value-type="float">
            <text:p>42001152</text:p>
          </table:table-cell>
          <table:table-cell office:value-type="string" calcext:value-type="string">
            <text:p>Osborne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rc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borne Carcas (2)</text:p>
          </table:table-cell>
          <table:table-cell table:content-validation-name="val1"/>
          <table:table-cell/>
          <table:table-cell office:value-type="float" office:value="42001182" calcext:value-type="float">
            <text:p>42001182</text:p>
          </table:table-cell>
          <table:table-cell office:value-type="string" calcext:value-type="string">
            <text:p>Osborne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rcas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293" calcext:value-type="float">
            <text:p>42001293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Floppy Drive</text:p>
          </table:table-cell>
          <table:table-cell office:value-type="string" calcext:value-type="string">
            <text:p>8”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cisa</text:p>
          </table:table-cell>
          <table:table-cell table:content-validation-name="val1"/>
          <table:table-cell/>
          <table:table-cell office:value-type="float" office:value="42001271" calcext:value-type="float">
            <text:p>42001271</text:p>
          </table:table-cell>
          <table:table-cell office:value-type="string" calcext:value-type="string">
            <text:p>Precisa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 table:number-rows-repeated="914">
          <table:table-cell/>
          <table:table-cell table:content-validation-name="val1"/>
          <table:table-cell table:number-columns-repeated="1021"/>
        </table:table-row>
        <table:table-row table:style-name="ro1" table:number-rows-repeated="104719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amlas" table:style-name="ta1">
        <office:forms form:automatic-focus="false" form:apply-design-mode="false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Contents</text:p>
          </table:table-cell>
        </table:table-row>
        <table:table-row table:style-name="ro1">
          <table:table-cell office:value-type="float" office:value="42001198" calcext:value-type="float">
            <text:p>42001198</text:p>
          </table:table-cell>
          <table:table-cell office:value-type="string" calcext:value-type="string">
            <text:p>Software, diversen</text:p>
          </table:table-cell>
        </table:table-row>
        <table:table-row table:style-name="ro1">
          <table:table-cell office:value-type="float" office:value="42001162" calcext:value-type="float">
            <text:p>42001162</text:p>
          </table:table-cell>
          <table:table-cell office:value-type="string" calcext:value-type="string">
            <text:p>Scanstraat</text:p>
          </table:table-cell>
        </table:table-row>
        <table:table-row table:style-name="ro1">
          <table:table-cell office:value-type="float" office:value="42001163" calcext:value-type="float">
            <text:p>42001163</text:p>
          </table:table-cell>
          <table:table-cell office:value-type="string" calcext:value-type="string">
            <text:p>Losse PCB’s (Apple?)</text:p>
          </table:table-cell>
        </table:table-row>
        <table:table-row table:style-name="ro1">
          <table:table-cell office:value-type="float" office:value="42001164" calcext:value-type="float">
            <text:p>42001164</text:p>
          </table:table-cell>
          <table:table-cell office:value-type="string" calcext:value-type="string">
            <text:p>Diversen (waaronder invidueel gelabelde objecten)</text:p>
          </table:table-cell>
        </table:table-row>
        <table:table-row table:style-name="ro1">
          <table:table-cell office:value-type="float" office:value="42001165" calcext:value-type="float">
            <text:p>42001165</text:p>
          </table:table-cell>
          <table:table-cell office:value-type="string" calcext:value-type="string">
            <text:p>Diversen (CP/M manual, apple speakers, WRT54G, etc…)</text:p>
          </table:table-cell>
        </table:table-row>
        <table:table-row table:style-name="ro1">
          <table:table-cell office:value-type="float" office:value="42001166" calcext:value-type="float">
            <text:p>42001166</text:p>
          </table:table-cell>
          <table:table-cell office:value-type="string" calcext:value-type="string">
            <text:p>Diversen (Osborne floppies, floppies, keyboards, …)</text:p>
          </table:table-cell>
        </table:table-row>
        <table:table-row table:style-name="ro1">
          <table:table-cell office:value-type="float" office:value="42001167" calcext:value-type="float">
            <text:p>42001167</text:p>
          </table:table-cell>
          <table:table-cell office:value-type="string" calcext:value-type="string">
            <text:p>Diversen (moederboard, digital pdp11 docs, …)</text:p>
          </table:table-cell>
        </table:table-row>
        <table:table-row table:style-name="ro1">
          <table:table-cell office:value-type="float" office:value="42001184" calcext:value-type="float">
            <text:p>42001184</text:p>
          </table:table-cell>
          <table:table-cell office:value-type="string" calcext:value-type="string">
            <text:p>Papertapes</text:p>
          </table:table-cell>
        </table:table-row>
        <table:table-row table:style-name="ro1">
          <table:table-cell office:value-type="float" office:value="42001185" calcext:value-type="float">
            <text:p>42001185</text:p>
          </table:table-cell>
          <table:table-cell office:value-type="string" calcext:value-type="string">
            <text:p>Papertapes</text:p>
          </table:table-cell>
        </table:table-row>
        <table:table-row table:style-name="ro1">
          <table:table-cell office:value-type="float" office:value="42001173" calcext:value-type="float">
            <text:p>42001173</text:p>
          </table:table-cell>
          <table:table-cell office:value-type="string" calcext:value-type="string">
            <text:p>ZX Spectrum, calculators</text:p>
          </table:table-cell>
        </table:table-row>
        <table:table-row table:style-name="ro1">
          <table:table-cell office:value-type="float" office:value="42001160" calcext:value-type="float">
            <text:p>42001160</text:p>
          </table:table-cell>
          <table:table-cell office:value-type="string" calcext:value-type="string">
            <text:p>Oric-1</text:p>
          </table:table-cell>
        </table:table-row>
        <table:table-row table:style-name="ro1">
          <table:table-cell office:value-type="float" office:value="42001147" calcext:value-type="float">
            <text:p>42001147</text:p>
          </table:table-cell>
          <table:table-cell office:value-type="string" calcext:value-type="string">
            <text:p>Diversen (ISA kaarten, grijs ding)</text:p>
          </table:table-cell>
        </table:table-row>
        <table:table-row table:style-name="ro1">
          <table:table-cell office:value-type="float" office:value="42001142" calcext:value-type="float">
            <text:p>42001142</text:p>
          </table:table-cell>
          <table:table-cell office:value-type="string" calcext:value-type="string">
            <text:p>Igel</text:p>
          </table:table-cell>
        </table:table-row>
        <table:table-row table:style-name="ro1">
          <table:table-cell office:value-type="float" office:value="42001186" calcext:value-type="float">
            <text:p>42001186</text:p>
          </table:table-cell>
          <table:table-cell office:value-type="string" calcext:value-type="string">
            <text:p>Apple Newton</text:p>
          </table:table-cell>
        </table:table-row>
        <table:table-row table:style-name="ro1">
          <table:table-cell office:value-type="float" office:value="42001183" calcext:value-type="float">
            <text:p>42001183</text:p>
          </table:table-cell>
          <table:table-cell office:value-type="string" calcext:value-type="string">
            <text:p>HP 85 + HP 9916 spul</text:p>
          </table:table-cell>
        </table:table-row>
        <table:table-row table:style-name="ro1">
          <table:table-cell office:value-type="float" office:value="42001190" calcext:value-type="float">
            <text:p>42001190</text:p>
          </table:table-cell>
          <table:table-cell office:value-type="string" calcext:value-type="string">
            <text:p>Vitrine spul</text:p>
          </table:table-cell>
        </table:table-row>
        <table:table-row table:style-name="ro1">
          <table:table-cell office:value-type="float" office:value="42001193" calcext:value-type="float">
            <text:p>42001193</text:p>
          </table:table-cell>
          <table:table-cell office:value-type="string" calcext:value-type="string">
            <text:p>Expo spul, EOS 30D</text:p>
          </table:table-cell>
        </table:table-row>
        <table:table-row table:style-name="ro1">
          <table:table-cell office:value-type="float" office:value="42001188" calcext:value-type="float">
            <text:p>42001188</text:p>
          </table:table-cell>
          <table:table-cell office:value-type="string" calcext:value-type="string">
            <text:p>Vitrine spul, minitel terminal</text:p>
          </table:table-cell>
        </table:table-row>
        <table:table-row table:style-name="ro1">
          <table:table-cell office:value-type="float" office:value="42001140" calcext:value-type="float">
            <text:p>42001140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189" calcext:value-type="float">
            <text:p>42001189</text:p>
          </table:table-cell>
          <table:table-cell office:value-type="string" calcext:value-type="string">
            <text:p>Floppies (8”, 5.25”, 3.5”)</text:p>
          </table:table-cell>
        </table:table-row>
        <table:table-row table:style-name="ro1">
          <table:table-cell office:value-type="float" office:value="42001191" calcext:value-type="float">
            <text:p>42001191</text:p>
          </table:table-cell>
          <table:table-cell office:value-type="string" calcext:value-type="string">
            <text:p>Klein expo spul</text:p>
          </table:table-cell>
        </table:table-row>
        <table:table-row table:style-name="ro1">
          <table:table-cell office:value-type="float" office:value="42001192" calcext:value-type="float">
            <text:p>42001192</text:p>
          </table:table-cell>
          <table:table-cell office:value-type="string" calcext:value-type="string">
            <text:p>Grid PC</text:p>
          </table:table-cell>
        </table:table-row>
        <table:table-row table:style-name="ro1">
          <table:table-cell office:value-type="float" office:value="42001193" calcext:value-type="float">
            <text:p>42001193</text:p>
          </table:table-cell>
          <table:table-cell office:value-type="string" calcext:value-type="string">
            <text:p>Software jaren 90 cd &amp; floppy</text:p>
          </table:table-cell>
        </table:table-row>
        <table:table-row table:style-name="ro1">
          <table:table-cell office:value-type="float" office:value="42001168" calcext:value-type="float">
            <text:p>42001168</text:p>
          </table:table-cell>
          <table:table-cell office:value-type="string" calcext:value-type="string">
            <text:p>IBM System 6 word processor floppies en documentatie</text:p>
          </table:table-cell>
        </table:table-row>
        <table:table-row table:style-name="ro1">
          <table:table-cell office:value-type="float" office:value="42001169" calcext:value-type="float">
            <text:p>42001169</text:p>
          </table:table-cell>
          <table:table-cell office:value-type="string" calcext:value-type="string">
            <text:p>A001 – PCB’s in ESD bags</text:p>
          </table:table-cell>
        </table:table-row>
        <table:table-row table:style-name="ro1">
          <table:table-cell office:value-type="float" office:value="42001141" calcext:value-type="float">
            <text:p>42001141</text:p>
          </table:table-cell>
          <table:table-cell office:value-type="string" calcext:value-type="string">
            <text:p>Diversen (HP Series 80?)</text:p>
          </table:table-cell>
        </table:table-row>
        <table:table-row table:style-name="ro1">
          <table:table-cell office:value-type="float" office:value="42001178" calcext:value-type="float">
            <text:p>42001178</text:p>
          </table:table-cell>
          <table:table-cell office:value-type="string" calcext:value-type="string">
            <text:p>HP Series 80 documentatie en thermal printer paper</text:p>
          </table:table-cell>
        </table:table-row>
        <table:table-row table:style-name="ro1">
          <table:table-cell office:value-type="float" office:value="42001170" calcext:value-type="float">
            <text:p>42001170</text:p>
          </table:table-cell>
          <table:table-cell office:value-type="string" calcext:value-type="string">
            <text:p>IBM 5160 PC XT, 5271 3270 PC (parts)</text:p>
          </table:table-cell>
        </table:table-row>
        <table:table-row table:style-name="ro1">
          <table:table-cell office:value-type="float" office:value="42001179" calcext:value-type="float">
            <text:p>42001179</text:p>
          </table:table-cell>
          <table:table-cell office:value-type="string" calcext:value-type="string">
            <text:p>Digital PC238-AB DECmate III (parts)</text:p>
          </table:table-cell>
        </table:table-row>
        <table:table-row table:style-name="ro1">
          <table:table-cell office:value-type="float" office:value="42001187" calcext:value-type="float">
            <text:p>42001187</text:p>
          </table:table-cell>
          <table:table-cell office:value-type="string" calcext:value-type="string">
            <text:p>Apple 42001109, 8” floppies, 3.5” floppy bakken (leeg)</text:p>
          </table:table-cell>
        </table:table-row>
        <table:table-row table:style-name="ro1">
          <table:table-cell office:value-type="float" office:value="42001148" calcext:value-type="float">
            <text:p>42001148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94" calcext:value-type="float">
            <text:p>42001294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192" calcext:value-type="float">
            <text:p>42001192</text:p>
          </table:table-cell>
          <table:table-cell office:value-type="string" calcext:value-type="string">
            <text:p>Floppy emulator</text:p>
          </table:table-cell>
        </table:table-row>
        <table:table-row table:style-name="ro1">
          <table:table-cell office:value-type="float" office:value="42001189" calcext:value-type="float">
            <text:p>42001189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188" calcext:value-type="float">
            <text:p>42001188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187" calcext:value-type="float">
            <text:p>42001187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86" calcext:value-type="float">
            <text:p>42001286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80" calcext:value-type="float">
            <text:p>42001280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81" calcext:value-type="float">
            <text:p>42001281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85" calcext:value-type="float">
            <text:p>42001285</text:p>
          </table:table-cell>
          <table:table-cell office:value-type="string" calcext:value-type="string">
            <text:p>Diversen (oa Sony video ding)</text:p>
          </table:table-cell>
        </table:table-row>
        <table:table-row table:style-name="ro1">
          <table:table-cell office:value-type="float" office:value="42001284" calcext:value-type="float">
            <text:p>42001284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73" calcext:value-type="float">
            <text:p>42001273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23" calcext:value-type="float">
            <text:p>42001223</text:p>
          </table:table-cell>
          <table:table-cell office:value-type="string" calcext:value-type="string">
            <text:p>Diversen kabels</text:p>
          </table:table-cell>
        </table:table-row>
        <table:table-row table:style-name="ro1">
          <table:table-cell office:value-type="float" office:value="42001242" calcext:value-type="float">
            <text:p>42001242</text:p>
          </table:table-cell>
          <table:table-cell office:value-type="string" calcext:value-type="string">
            <text:p>Kabels, apparatuur</text:p>
          </table:table-cell>
        </table:table-row>
        <table:table-row table:style-name="ro1">
          <table:table-cell office:value-type="float" office:value="42001244" calcext:value-type="float">
            <text:p>42001244</text:p>
          </table:table-cell>
          <table:table-cell office:value-type="string" calcext:value-type="string">
            <text:p>Kabels</text:p>
          </table:table-cell>
        </table:table-row>
        <table:table-row table:style-name="ro1">
          <table:table-cell office:value-type="float" office:value="42001243" calcext:value-type="float">
            <text:p>42001243</text:p>
          </table:table-cell>
          <table:table-cell office:value-type="string" calcext:value-type="string">
            <text:p>Speakers, keyboard, apparaat</text:p>
          </table:table-cell>
        </table:table-row>
        <table:table-row table:style-name="ro1">
          <table:table-cell office:value-type="float" office:value="42001227" calcext:value-type="float">
            <text:p>42001227</text:p>
          </table:table-cell>
          <table:table-cell office:value-type="string" calcext:value-type="string">
            <text:p>Kabels DEC</text:p>
          </table:table-cell>
        </table:table-row>
        <table:table-row table:style-name="ro1">
          <table:table-cell office:value-type="float" office:value="42001224" calcext:value-type="float">
            <text:p>42001224</text:p>
          </table:table-cell>
          <table:table-cell office:value-type="string" calcext:value-type="string">
            <text:p>Kabels DEC</text:p>
          </table:table-cell>
        </table:table-row>
        <table:table-row table:style-name="ro1">
          <table:table-cell office:value-type="float" office:value="42001233" calcext:value-type="float">
            <text:p>42001233</text:p>
          </table:table-cell>
          <table:table-cell office:value-type="string" calcext:value-type="string">
            <text:p>Kabels DEC</text:p>
          </table:table-cell>
        </table:table-row>
        <table:table-row table:style-name="ro1">
          <table:table-cell office:value-type="float" office:value="42001245" calcext:value-type="float">
            <text:p>42001245</text:p>
          </table:table-cell>
          <table:table-cell office:value-type="string" calcext:value-type="string">
            <text:p>Keyboards (old skool)</text:p>
          </table:table-cell>
        </table:table-row>
        <table:table-row table:style-name="ro1">
          <table:table-cell office:value-type="float" office:value="42001229" calcext:value-type="float">
            <text:p>42001229</text:p>
          </table:table-cell>
          <table:table-cell office:value-type="string" calcext:value-type="string">
            <text:p>PCB’s</text:p>
          </table:table-cell>
        </table:table-row>
        <table:table-row table:style-name="ro1">
          <table:table-cell office:value-type="float" office:value="42001234" calcext:value-type="float">
            <text:p>42001234</text:p>
          </table:table-cell>
          <table:table-cell office:value-type="string" calcext:value-type="string">
            <text:p>PDP-11 parts</text:p>
          </table:table-cell>
        </table:table-row>
        <table:table-row table:style-name="ro1">
          <table:table-cell office:value-type="float" office:value="42001219" calcext:value-type="float">
            <text:p>42001219</text:p>
          </table:table-cell>
          <table:table-cell office:value-type="string" calcext:value-type="string">
            <text:p>PCB’s</text:p>
          </table:table-cell>
        </table:table-row>
      </table:table>
      <table:table table:name="Bananendozen" table:style-name="ta1">
        <office:forms form:automatic-focus="false" form:apply-design-mode="false"/>
        <table:table-column table:style-name="co27" table:number-columns-repeated="2" table:default-cell-style-name="Default"/>
        <table:table-row table:style-name="ro1">
          <table:table-cell office:value-type="float" office:value="42001221" calcext:value-type="float">
            <text:p>42001221</text:p>
          </table:table-cell>
          <table:table-cell office:value-type="string" calcext:value-type="string">
            <text:p>Diversen (oa pcb met ringkerngeheugen)</text:p>
          </table:table-cell>
        </table:table-row>
        <table:table-row table:style-name="ro1">
          <table:table-cell office:value-type="float" office:value="42001484" calcext:value-type="float">
            <text:p>42001484</text:p>
          </table:table-cell>
          <table:table-cell office:value-type="string" calcext:value-type="string">
            <text:p>Antieke laptops, trs-80 model200</text:p>
          </table:table-cell>
        </table:table-row>
        <table:table-row table:style-name="ro1">
          <table:table-cell office:value-type="float" office:value="42001485" calcext:value-type="float">
            <text:p>42001485</text:p>
          </table:table-cell>
          <table:table-cell office:value-type="string" calcext:value-type="string">
            <text:p>Diversen apparatuur</text:p>
          </table:table-cell>
        </table:table-row>
        <table:table-row table:style-name="ro1">
          <table:table-cell office:value-type="float" office:value="42001483" calcext:value-type="float">
            <text:p>42001483</text:p>
          </table:table-cell>
          <table:table-cell office:value-type="string" calcext:value-type="string">
            <text:p>Documentatie</text:p>
          </table:table-cell>
        </table:table-row>
        <table:table-row table:style-name="ro1">
          <table:table-cell office:value-type="float" office:value="42001482" calcext:value-type="float">
            <text:p>42001482</text:p>
          </table:table-cell>
          <table:table-cell office:value-type="string" calcext:value-type="string">
            <text:p>Documentatie</text:p>
          </table:table-cell>
        </table:table-row>
        <table:table-row table:style-name="ro1">
          <table:table-cell office:value-type="float" office:value="42001480" calcext:value-type="float">
            <text:p>42001480</text:p>
          </table:table-cell>
          <table:table-cell office:value-type="string" calcext:value-type="string">
            <text:p>Documentatie, switch (42001195)</text:p>
          </table:table-cell>
        </table:table-row>
        <table:table-row table:style-name="ro1">
          <table:table-cell office:value-type="float" office:value="42001479" calcext:value-type="float">
            <text:p>42001479</text:p>
          </table:table-cell>
          <table:table-cell office:value-type="string" calcext:value-type="string">
            <text:p>Software (oa ms works, windows nt)</text:p>
          </table:table-cell>
        </table:table-row>
        <table:table-row table:style-name="ro1">
          <table:table-cell office:value-type="float" office:value="42001478" calcext:value-type="float">
            <text:p>42001478</text:p>
          </table:table-cell>
          <table:table-cell office:value-type="string" calcext:value-type="string">
            <text:p>Laptops, documentatie, speech synthesizer</text:p>
          </table:table-cell>
        </table:table-row>
        <table:table-row table:style-name="ro1">
          <table:table-cell office:value-type="float" office:value="42001213" calcext:value-type="float">
            <text:p>42001213</text:p>
          </table:table-cell>
          <table:table-cell office:value-type="string" calcext:value-type="string">
            <text:p>Documentatie, switch</text:p>
          </table:table-cell>
        </table:table-row>
        <table:table-row table:style-name="ro1">
          <table:table-cell office:value-type="float" office:value="42001210" calcext:value-type="float">
            <text:p>42001210</text:p>
          </table:table-cell>
          <table:table-cell office:value-type="string" calcext:value-type="string">
            <text:p>Documentatie (oa dataease, trs-80)</text:p>
          </table:table-cell>
        </table:table-row>
        <table:table-row table:style-name="ro1">
          <table:table-cell office:value-type="float" office:value="42001203" calcext:value-type="float">
            <text:p>42001203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477" calcext:value-type="float">
            <text:p>42001477</text:p>
          </table:table-cell>
          <table:table-cell office:value-type="string" calcext:value-type="string">
            <text:p>Nog te scannen documentatie</text:p>
          </table:table-cell>
        </table:table-row>
        <table:table-row table:style-name="ro1">
          <table:table-cell office:value-type="float" office:value="42001476" calcext:value-type="float">
            <text:p>42001476</text:p>
          </table:table-cell>
          <table:table-cell office:value-type="string" calcext:value-type="string">
            <text:p>Nog te scannen documentatie</text:p>
          </table:table-cell>
        </table:table-row>
        <table:table-row table:style-name="ro1">
          <table:table-cell office:value-type="float" office:value="42001475" calcext:value-type="float">
            <text:p>42001475</text:p>
          </table:table-cell>
          <table:table-cell office:value-type="string" calcext:value-type="string">
            <text:p>Nog te scannen documentatie</text:p>
          </table:table-cell>
        </table:table-row>
        <table:table-row table:style-name="ro1">
          <table:table-cell office:value-type="float" office:value="42001474" calcext:value-type="float">
            <text:p>42001474</text:p>
          </table:table-cell>
          <table:table-cell office:value-type="string" calcext:value-type="string">
            <text:p>Documentatie</text:p>
          </table:table-cell>
        </table:table-row>
        <table:table-row table:style-name="ro1">
          <table:table-cell office:value-type="float" office:value="42001466" calcext:value-type="float">
            <text:p>42001466</text:p>
          </table:table-cell>
          <table:table-cell office:value-type="string" calcext:value-type="string">
            <text:p>Documentatie</text:p>
          </table:table-cell>
        </table:table-row>
      </table:table>
      <table:table table:name="Max_fotos" table:style-name="ta1">
        <office:forms form:automatic-focus="false" form:apply-design-mode="false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Max label:</text:p>
          </table:table-cell>
          <table:table-cell office:value-type="float" office:value="42001499" calcext:value-type="float">
            <text:p>420014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loud.metro.cx/s/pXCA6W6WFpLwwBS</text:p>
          </table:table-cell>
          <table:table-cell/>
        </table:table-row>
      </table:table>
      <table:named-expressions/>
      <table:database-ranges>
        <table:database-range table:name="__Anonymous_Sheet_DB__0" table:target-range-address="Objecten.A1:Objecten.Q442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-00-0000</text:date>, <text:time style:data-style-name="N2" text:time-value="20:49:54.929187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13T21:10:50.766180049</dc:date>
    <meta:editing-duration>PT6H7M1S</meta:editing-duration>
    <meta:editing-cycles>68</meta:editing-cycles>
    <dc:creator>Koen Martens</dc:creator>
    <meta:document-statistic meta:table-count="4" meta:cell-count="5498" meta:object-count="0"/>
  </office:meta>
</office:document-meta>
</file>